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ainBody">
      <style:paragraph-properties fo:padding="0.074cm" fo:border-left="none" fo:border-right="none" fo:border-top="none" fo:border-bottom="0.002cm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ext</text:h>
      <text:h text:style-name="Heading_20_2" text:outline-level="2">The Group Activity Scenario</text:h>
      <text:p text:style-name="P1">John, an undergraduate student with Multiple Sclerosis (MS), is undertaking an in-course assessment that requires him to work collaboratively with two other students to produce a joint piece of work. They are sitting together in a group around a computer workstation merging their individual efforts before submission. <text:line-break/></text:p>
      <text:h text:style-name="Heading_20_2" text:outline-level="2">Introduction</text:h>
      <text:h text:style-name="Heading_20_2" text:outline-level="2">Measuring Accessibility in Context</text:h>
      <text:h text:style-name="Heading_20_2" text:outline-level="2">Context Modelling</text:h>
      <text:h text:style-name="Heading_20_3" text:outline-level="3">Context dependent grammar</text:h>
      <text:h text:style-name="Heading_20_2" text:outline-level="2">Users as a Community of Practice</text:h>
      <text:h text:style-name="Heading_20_2" text:outline-level="2">Personas</text:h>
      <text:h text:style-name="Heading_20_2" text:outline-level="2">Metaphor and Rhetoric</text:h>
      <text:h text:style-name="Heading_20_3" text:outline-level="3">Use of the First Person</text:h>
      <text:h text:style-name="Heading_20_3" text:outline-level="3">Computational Linguistics</text:h>
      <text:h text:style-name="Heading_20_3" text:outline-level="3">Memetics</text:h>
      <text:h text:style-name="Heading_20_2" text:outline-level="2">Accessibility as a Collaborative Process</text:h>
      <text:h text:style-name="Heading_20_3" text:outline-level="3">User Agents as a Community of Practice</text:h>
      <text:h text:style-name="Heading_20_2" text:outline-level="2">Case Study (1): Metaphors in Tetris</text:h>
      <text:h text:style-name="Heading_20_2" text:outline-level="2">Case Study (2): Signwriting on Mobile Devices</text:h>
      <text:h text:style-name="Heading_20_2" text:outline-level="2">Conclusion</text:h>
      <text:h text:style-name="Heading_20_2" text:outline-level="2"><text:soft-page-break/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b" style:family="paragraph" style:parent-style-name="Title" style:class="text">
      <style:text-properties fo:font-size="14pt" fo:font-weight="normal"/>
    </style:style>
    <style:style style:name="MainBody" style:family="paragraph" style:parent-style-name="Bob" style:master-page-name="">
      <style:paragraph-properties fo:line-height="150%" fo:text-align="start" style:justify-single-word="false" style:page-number="auto"/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9T12:36:23.34</meta:creation-date>
    <meta:editing-duration>PT17H20M58S</meta:editing-duration>
    <meta:editing-cycles>22</meta:editing-cycles>
    <meta:generator>OpenOffice.org/3.1$Win32 OpenOffice.org_project/310m19$Build-9420</meta:generator>
    <meta:initial-creator>Robert Dodd</meta:initial-creator>
    <dc:date>2010-02-16T14:31:20.26</dc:date>
    <dc:creator>Robert Dodd</dc:creator>
    <meta:document-statistic meta:table-count="0" meta:image-count="0" meta:object-count="0" meta:page-count="2" meta:paragraph-count="19" meta:word-count="125" meta:character-count="802"/>
  </office:meta>
</office:document-meta>
</file>